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9D9D9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D9D9D9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#D9D9D9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F2F2F2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2F2F2"/>
    </style:style>
    <style:style style:name="ce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2F2F2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2F2F2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2DCDB" style:repeat-content="false"/>
      <style:paragraph-properties fo:text-align="center"/>
    </style:style>
    <style:style style:name="ce1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F2F2F2"/>
    </style:style>
    <style:style style:name="ce13" style:family="table-cell" style:parent-style-name="Default" style:data-style-name="N2">
      <style:table-cell-properties fo:border-top="thin solid #000000" fo:border-bottom="thin solid #000000" fo:border-left="2pt solid #000000" fo:border-right="thin solid #000000" style:vertical-align="automatic" fo:background-color="#F2F2F2" style:repeat-content="false"/>
      <style:paragraph-properties fo:text-align="center"/>
    </style:style>
    <style:style style:name="ce14" style:family="table-cell" style:parent-style-name="Default" style:data-style-name="N2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15" style:family="table-cell" style:parent-style-name="Default" style:data-style-name="N2">
      <style:table-cell-properties fo:border-top="thin solid #000000" fo:border-bottom="thin solid #000000" fo:border-left="2pt solid #000000" fo:border-right="thin solid #000000" style:vertical-align="automatic" fo:background-color="#C5D9F1" style:repeat-content="false"/>
      <style:paragraph-properties fo:text-align="center"/>
    </style:style>
    <style:style style:name="ce16" style:family="table-cell" style:parent-style-name="Default" style:data-style-name="N2">
      <style:table-cell-properties fo:border-top="thin solid #000000" fo:border-bottom="2pt solid #000000" fo:border-left="2pt solid #000000" fo:border-right="thin solid #000000" style:vertical-align="automatic" fo:background-color="#F2F2F2" style:repeat-content="false"/>
      <style:paragraph-properties fo:text-align="center"/>
    </style:style>
    <style:style style:name="ce17" style:family="table-cell" style:parent-style-name="Default" style:data-style-name="N2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18" style:family="table-cell" style:parent-style-name="Default" style:data-style-name="N2">
      <style:table-cell-properties fo:border-top="thin solid #000000" fo:border-bottom="2pt solid #000000" fo:border-left="2pt solid #000000" fo:border-right="thin solid #000000" style:vertical-align="automatic" fo:background-color="#C5D9F1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background-color="#F2DCDB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4cm" style:use-optimal-column-width="true"/>
    </style:style>
    <style:style style:name="co3" style:family="table-column">
      <style:table-column-properties fo:break-before="auto" style:column-width="1.825625cm" style:use-optimal-column-width="true"/>
    </style:style>
    <style:style style:name="co4" style:family="table-column">
      <style:table-column-properties fo:break-before="auto" style:column-width="3.96875cm" style:use-optimal-column-width="true"/>
    </style:style>
    <style:style style:name="co5" style:family="table-column">
      <style:table-column-properties fo:break-before="auto" style:column-width="2.3018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6.75pt" style:use-optimal-row-height="false" fo:break-before="auto"/>
    </style:style>
    <style:style style:name="ro3" style:family="table-row">
      <style:table-row-properties style:row-height="333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Sprint_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7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8" table:number-rows-spanned="1" table:style-name="ce20">
            <text:p>Sprint 1 - 15 oct au 28 oct 2012</text:p>
          </table:table-cell>
          <table:covered-table-cell table:number-columns-repeated="7"/>
          <table:table-cell table:number-columns-repeated="16375"/>
        </table:table-row>
        <table:table-row table:style-name="ro3">
          <table:table-cell/>
          <table:table-cell table:style-name="ce1">
            <draw:frame draw:z-index="1" draw:id="id0" draw:style-name="a0" draw:name="Graphique 1" svg:x="0.02083in" svg:y="0.07291in" svg:width="7.39584in" svg:height="4.3958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Jour</text:p>
          </table:table-cell>
          <table:table-cell office:value-type="string" table:style-name="ce3">
            <text:p>Date</text:p>
          </table:table-cell>
          <table:table-cell office:value-type="string" table:style-name="ce4">
            <text:p>Heure planifié</text:p>
          </table:table-cell>
          <table:table-cell office:value-type="string" table:style-name="ce5">
            <text:p>Heure fait</text:p>
          </table:table-cell>
          <table:table-cell office:value-type="string" table:style-name="ce4">
            <text:p>Heure à faire (planifié)</text:p>
          </table:table-cell>
          <table:table-cell office:value-type="string" table:style-name="ce5">
            <text:p>Heure à faire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0" table:style-name="ce6">
            <text:p>0</text:p>
          </table:table-cell>
          <table:table-cell table:style-name="ce7"/>
          <table:table-cell table:style-name="ce8"/>
          <table:table-cell table:style-name="ce9"/>
          <table:table-cell office:value-type="float" office:value="58" table:style-name="ce10">
            <text:p>58</text:p>
          </table:table-cell>
          <table:table-cell office:value-type="float" office:value="58" table:formula="msoxl:=F5" table:style-name="ce11">
            <text:p>5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style-name="ce6">
            <text:p>1</text:p>
          </table:table-cell>
          <table:table-cell office:value-type="date" office:date-value="2012-10-15T00:00:00" table:style-name="ce12">
            <text:p>15-oct-12</text:p>
          </table:table-cell>
          <table:table-cell office:value-type="float" office:value="4.1428571428571432" table:formula="msoxl:=(F5/14)*B6" table:style-name="ce13">
            <text:p>4,14</text:p>
          </table:table-cell>
          <table:table-cell office:value-type="float" office:value="0" table:style-name="ce14">
            <text:p>0,00</text:p>
          </table:table-cell>
          <table:table-cell office:value-type="float" office:value="53.857142857142854" table:formula="msoxl:=F5-D6" table:style-name="ce15">
            <text:p>53,86</text:p>
          </table:table-cell>
          <table:table-cell office:value-type="float" office:value="58" table:formula="msoxl:=IF(E6&lt;&gt;&quot;&quot;,G5-E6,&quot;&quot;)" table:style-name="ce11">
            <text:p>5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" table:style-name="ce6">
            <text:p>2</text:p>
          </table:table-cell>
          <table:table-cell office:value-type="date" office:date-value="2012-10-16T00:00:00" table:style-name="ce12">
            <text:p>16-oct-12</text:p>
          </table:table-cell>
          <table:table-cell office:value-type="float" office:value="4.1428571428571432" table:formula="msoxl:=D6" table:style-name="ce13">
            <text:p>4,14</text:p>
          </table:table-cell>
          <table:table-cell office:value-type="float" office:value="0" table:style-name="ce14">
            <text:p>0,00</text:p>
          </table:table-cell>
          <table:table-cell office:value-type="float" office:value="49.714285714285708" table:formula="msoxl:=F6-D7" table:style-name="ce15">
            <text:p>49,71</text:p>
          </table:table-cell>
          <table:table-cell office:value-type="float" office:value="58" table:formula="msoxl:=IF(E7&lt;&gt;&quot;&quot;,G6-E7,&quot;&quot;)" table:style-name="ce11">
            <text:p>5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3" table:style-name="ce6">
            <text:p>3</text:p>
          </table:table-cell>
          <table:table-cell office:value-type="date" office:date-value="2012-10-17T00:00:00" table:style-name="ce12">
            <text:p>17-oct-12</text:p>
          </table:table-cell>
          <table:table-cell office:value-type="float" office:value="4.1428571428571432" table:formula="msoxl:=D7" table:style-name="ce13">
            <text:p>4,14</text:p>
          </table:table-cell>
          <table:table-cell office:value-type="float" office:value="0" table:style-name="ce14">
            <text:p>0,00</text:p>
          </table:table-cell>
          <table:table-cell office:value-type="float" office:value="45.571428571428562" table:formula="msoxl:=F7-D8" table:style-name="ce15">
            <text:p>45,57</text:p>
          </table:table-cell>
          <table:table-cell office:value-type="float" office:value="58" table:formula="msoxl:=IF(E8&lt;&gt;&quot;&quot;,G7-E8,&quot;&quot;)" table:style-name="ce11">
            <text:p>5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4" table:style-name="ce6">
            <text:p>4</text:p>
          </table:table-cell>
          <table:table-cell office:value-type="date" office:date-value="2012-10-18T00:00:00" table:style-name="ce12">
            <text:p>18-oct-12</text:p>
          </table:table-cell>
          <table:table-cell office:value-type="float" office:value="4.1428571428571432" table:formula="msoxl:=D8" table:style-name="ce13">
            <text:p>4,14</text:p>
          </table:table-cell>
          <table:table-cell office:value-type="float" office:value="0" table:style-name="ce14">
            <text:p>0,00</text:p>
          </table:table-cell>
          <table:table-cell office:value-type="float" office:value="41.428571428571416" table:formula="msoxl:=F8-D9" table:style-name="ce15">
            <text:p>41,43</text:p>
          </table:table-cell>
          <table:table-cell office:value-type="float" office:value="58" table:formula="msoxl:=IF(E9&lt;&gt;&quot;&quot;,G8-E9,&quot;&quot;)" table:style-name="ce11">
            <text:p>5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5" table:style-name="ce6">
            <text:p>5</text:p>
          </table:table-cell>
          <table:table-cell office:value-type="date" office:date-value="2012-10-19T00:00:00" table:style-name="ce12">
            <text:p>19-oct-12</text:p>
          </table:table-cell>
          <table:table-cell office:value-type="float" office:value="4.1428571428571432" table:formula="msoxl:=D9" table:style-name="ce13">
            <text:p>4,14</text:p>
          </table:table-cell>
          <table:table-cell office:value-type="float" office:value="0" table:style-name="ce14">
            <text:p>0,00</text:p>
          </table:table-cell>
          <table:table-cell office:value-type="float" office:value="37.28571428571427" table:formula="msoxl:=F9-D10" table:style-name="ce15">
            <text:p>37,29</text:p>
          </table:table-cell>
          <table:table-cell office:value-type="float" office:value="58" table:formula="msoxl:=IF(E10&lt;&gt;&quot;&quot;,G9-E10,&quot;&quot;)" table:style-name="ce11">
            <text:p>5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6" table:style-name="ce6">
            <text:p>6</text:p>
          </table:table-cell>
          <table:table-cell office:value-type="date" office:date-value="2012-10-20T00:00:00" table:style-name="ce12">
            <text:p>20-oct-12</text:p>
          </table:table-cell>
          <table:table-cell office:value-type="float" office:value="4.1428571428571432" table:formula="msoxl:=D10" table:style-name="ce13">
            <text:p>4,14</text:p>
          </table:table-cell>
          <table:table-cell office:value-type="float" office:value="0" table:style-name="ce14">
            <text:p>0,00</text:p>
          </table:table-cell>
          <table:table-cell office:value-type="float" office:value="33.142857142857125" table:formula="msoxl:=F10-D11" table:style-name="ce15">
            <text:p>33,14</text:p>
          </table:table-cell>
          <table:table-cell office:value-type="float" office:value="58" table:formula="msoxl:=IF(E11&lt;&gt;&quot;&quot;,G10-E11,&quot;&quot;)" table:style-name="ce11">
            <text:p>5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7" table:style-name="ce6">
            <text:p>7</text:p>
          </table:table-cell>
          <table:table-cell office:value-type="date" office:date-value="2012-10-21T00:00:00" table:style-name="ce12">
            <text:p>21-oct-12</text:p>
          </table:table-cell>
          <table:table-cell office:value-type="float" office:value="4.1428571428571432" table:formula="msoxl:=D11" table:style-name="ce13">
            <text:p>4,14</text:p>
          </table:table-cell>
          <table:table-cell office:value-type="float" office:value="0" table:style-name="ce14">
            <text:p>0,00</text:p>
          </table:table-cell>
          <table:table-cell office:value-type="float" office:value="28.999999999999982" table:formula="msoxl:=F11-D12" table:style-name="ce15">
            <text:p>29,00</text:p>
          </table:table-cell>
          <table:table-cell office:value-type="float" office:value="58" table:formula="msoxl:=IF(E12&lt;&gt;&quot;&quot;,G11-E12,&quot;&quot;)" table:style-name="ce11">
            <text:p>5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8" table:style-name="ce6">
            <text:p>8</text:p>
          </table:table-cell>
          <table:table-cell office:value-type="date" office:date-value="2012-10-22T00:00:00" table:style-name="ce12">
            <text:p>22-oct-12</text:p>
          </table:table-cell>
          <table:table-cell office:value-type="float" office:value="4.1428571428571432" table:formula="msoxl:=D12" table:style-name="ce13">
            <text:p>4,14</text:p>
          </table:table-cell>
          <table:table-cell office:value-type="float" office:value="0" table:style-name="ce14">
            <text:p>0,00</text:p>
          </table:table-cell>
          <table:table-cell office:value-type="float" office:value="24.85714285714284" table:formula="msoxl:=F12-D13" table:style-name="ce15">
            <text:p>24,86</text:p>
          </table:table-cell>
          <table:table-cell office:value-type="float" office:value="58" table:formula="msoxl:=IF(E13&lt;&gt;&quot;&quot;,G12-E13,&quot;&quot;)" table:style-name="ce11">
            <text:p>5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9" table:style-name="ce6">
            <text:p>9</text:p>
          </table:table-cell>
          <table:table-cell office:value-type="date" office:date-value="2012-10-23T00:00:00" table:style-name="ce12">
            <text:p>23-oct-12</text:p>
          </table:table-cell>
          <table:table-cell office:value-type="float" office:value="4.1428571428571432" table:formula="msoxl:=D13" table:style-name="ce13">
            <text:p>4,14</text:p>
          </table:table-cell>
          <table:table-cell table:style-name="ce14"/>
          <table:table-cell office:value-type="float" office:value="20.714285714285698" table:formula="msoxl:=F13-D14" table:style-name="ce15">
            <text:p>20,71</text:p>
          </table:table-cell>
          <table:table-cell office:value-type="string" office:string-value="" table:formula="msoxl:=IF(E14&lt;&gt;&quot;&quot;,G13-E14,&quot;&quot;)" table:style-name="ce11"/>
          <table:table-cell table:number-columns-repeated="16377" table:style-name="ce1"/>
        </table:table-row>
        <table:table-row table:style-name="ro1">
          <table:table-cell/>
          <table:table-cell office:value-type="float" office:value="10" table:style-name="ce6">
            <text:p>10</text:p>
          </table:table-cell>
          <table:table-cell office:value-type="date" office:date-value="2012-10-24T00:00:00" table:style-name="ce12">
            <text:p>24-oct-12</text:p>
          </table:table-cell>
          <table:table-cell office:value-type="float" office:value="4.1428571428571432" table:formula="msoxl:=D14" table:style-name="ce13">
            <text:p>4,14</text:p>
          </table:table-cell>
          <table:table-cell table:style-name="ce14"/>
          <table:table-cell office:value-type="float" office:value="16.571428571428555" table:formula="msoxl:=F14-D15" table:style-name="ce15">
            <text:p>16,57</text:p>
          </table:table-cell>
          <table:table-cell office:value-type="string" office:string-value="" table:formula="msoxl:=IF(E15&lt;&gt;&quot;&quot;,G14-E15,&quot;&quot;)" table:style-name="ce11"/>
          <table:table-cell table:number-columns-repeated="16377" table:style-name="ce1"/>
        </table:table-row>
        <table:table-row table:style-name="ro1">
          <table:table-cell/>
          <table:table-cell office:value-type="float" office:value="11" table:style-name="ce6">
            <text:p>11</text:p>
          </table:table-cell>
          <table:table-cell office:value-type="date" office:date-value="2012-10-25T00:00:00" table:style-name="ce12">
            <text:p>25-oct-12</text:p>
          </table:table-cell>
          <table:table-cell office:value-type="float" office:value="4.1428571428571432" table:formula="msoxl:=D15" table:style-name="ce13">
            <text:p>4,14</text:p>
          </table:table-cell>
          <table:table-cell table:style-name="ce14"/>
          <table:table-cell office:value-type="float" office:value="12.428571428571413" table:formula="msoxl:=F15-D16" table:style-name="ce15">
            <text:p>12,43</text:p>
          </table:table-cell>
          <table:table-cell office:value-type="string" office:string-value="" table:formula="msoxl:=IF(E16&lt;&gt;&quot;&quot;,G15-E16,&quot;&quot;)" table:style-name="ce11"/>
          <table:table-cell table:number-columns-repeated="16377" table:style-name="ce1"/>
        </table:table-row>
        <table:table-row table:style-name="ro1">
          <table:table-cell/>
          <table:table-cell office:value-type="float" office:value="12" table:style-name="ce6">
            <text:p>12</text:p>
          </table:table-cell>
          <table:table-cell office:value-type="date" office:date-value="2012-10-26T00:00:00" table:style-name="ce12">
            <text:p>26-oct-12</text:p>
          </table:table-cell>
          <table:table-cell office:value-type="float" office:value="4.1428571428571432" table:formula="msoxl:=D16" table:style-name="ce13">
            <text:p>4,14</text:p>
          </table:table-cell>
          <table:table-cell table:style-name="ce14"/>
          <table:table-cell office:value-type="float" office:value="8.2857142857142705" table:formula="msoxl:=F16-D17" table:style-name="ce15">
            <text:p>8,29</text:p>
          </table:table-cell>
          <table:table-cell office:value-type="string" office:string-value="" table:formula="msoxl:=IF(E17&lt;&gt;&quot;&quot;,G16-E17,&quot;&quot;)" table:style-name="ce11"/>
          <table:table-cell table:number-columns-repeated="16377"/>
        </table:table-row>
        <table:table-row table:style-name="ro1">
          <table:table-cell/>
          <table:table-cell office:value-type="float" office:value="13" table:style-name="ce6">
            <text:p>13</text:p>
          </table:table-cell>
          <table:table-cell office:value-type="date" office:date-value="2012-10-27T00:00:00" table:style-name="ce12">
            <text:p>27-oct-12</text:p>
          </table:table-cell>
          <table:table-cell office:value-type="float" office:value="4.1428571428571432" table:formula="msoxl:=D17" table:style-name="ce13">
            <text:p>4,14</text:p>
          </table:table-cell>
          <table:table-cell table:style-name="ce14"/>
          <table:table-cell office:value-type="float" office:value="4.1428571428571273" table:formula="msoxl:=F17-D18" table:style-name="ce15">
            <text:p>4,14</text:p>
          </table:table-cell>
          <table:table-cell office:value-type="string" office:string-value="" table:formula="msoxl:=IF(E18&lt;&gt;&quot;&quot;,G17-E18,&quot;&quot;)" table:style-name="ce11"/>
          <table:table-cell table:number-columns-repeated="16377"/>
        </table:table-row>
        <table:table-row table:style-name="ro1">
          <table:table-cell/>
          <table:table-cell office:value-type="float" office:value="14" table:style-name="ce6">
            <text:p>14</text:p>
          </table:table-cell>
          <table:table-cell office:value-type="date" office:date-value="2012-10-28T00:00:00" table:style-name="ce12">
            <text:p>28-oct-12</text:p>
          </table:table-cell>
          <table:table-cell office:value-type="float" office:value="4.1428571428571432" table:formula="msoxl:=D18" table:style-name="ce16">
            <text:p>4,14</text:p>
          </table:table-cell>
          <table:table-cell table:style-name="ce17"/>
          <table:table-cell office:value-type="float" office:value="-1.5987211554602254E-14" table:formula="msoxl:=F18-D19" table:style-name="ce18">
            <text:p>0,00</text:p>
          </table:table-cell>
          <table:table-cell office:value-type="string" office:string-value="" table:formula="msoxl:=IF(E19&lt;&gt;&quot;&quot;,G18-E19,&quot;&quot;)" table:style-name="ce19"/>
          <table:table-cell table:number-columns-repeated="16377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>poupart.a@gmail.com</dc:creator>
    <meta:creation-date>2006-09-16T00:00:00Z</meta:creation-date>
    <dc:date>2012-10-23T03:38:0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4f81bd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7375e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ff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CA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solid" svg:stroke-width="0.01042in" svg:stroke-color="#4f81bd" svg:stroke-opacity="100%" draw:stroke-linejoin="round"/>
    </style:style>
  </office:automatic-styles>
  <office:body>
    <office:chart>
      <chart:chart chart:class="chart:line" svg:height="316.5004724409449pt" svg:width="532.500472440944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Heu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Jour</text:p>
            </chart:title>
          </chart:axis>
          <chart:series chart:label-cell-address="Sprint_1.$F$4" chart:values-cell-range-address="Sprint_1.$F$5:.$F$19" chart:class="chart:line" chart:attached-axis="primary-y" chart:style-name="G0S0">
            <chart:data-point chart:repeated="15"/>
          </chart:series>
          <chart:series chart:label-cell-address="Sprint_1.$G$4" chart:values-cell-range-address="Sprint_1.$G$5:.$G$19" chart:class="chart:line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